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.02cm" fo:min-width="4.453cm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eeeeee" draw:textarea-horizontal-align="justify" draw:textarea-vertical-align="middle" draw:auto-grow-height="false" fo:min-height="1.02cm" fo:min-width="1.906cm"/>
    </style:style>
    <style:style style:name="gr7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00ffff" draw:opacity="15%" draw:textarea-horizontal-align="justify" draw:textarea-vertical-align="top" draw:auto-grow-height="false" fo:min-height="7.163cm" fo:min-width="6.405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ffff00" draw:opacity="13%" draw:textarea-horizontal-align="justify" draw:textarea-vertical-align="top" draw:auto-grow-height="false" fo:min-height="7.163cm" fo:min-width="3.484cm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stroke="dash" draw:stroke-dash="Ultrafine_20_Dashed" svg:stroke-width="0.081cm" draw:marker-start-width="0.321cm" draw:marker-end-width="0.321cm" draw:fill="solid" draw:fill-color="#00ffff" draw:opacity="15%" draw:textarea-horizontal-align="justify" draw:textarea-vertical-align="top" draw:auto-grow-height="false" fo:min-height="7.163cm" fo:min-width="13.136cm" fo:padding-top="0.165cm" fo:padding-bottom="0.165cm" fo:padding-left="0.29cm" fo:padding-right="0.29cm"/>
    </style:style>
    <style:style style:name="P1" style:family="paragraph">
      <style:paragraph-properties fo:text-align="start"/>
    </style:style>
    <style:style style:name="P2" style:family="paragraph">
      <loext:graphic-properties draw:fill-color="#eeeeee"/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  <style:text-properties fo:font-size="16pt" style:font-size-asian="16pt" style:font-size-complex="16pt"/>
    </style:style>
    <style:style style:name="P7" style:family="paragraph">
      <loext:graphic-properties draw:fill-color="#eeeeee"/>
      <style:paragraph-properties fo:text-align="start"/>
      <style:text-properties fo:font-size="16pt" style:font-size-asian="16pt" style:font-size-complex="16pt"/>
    </style:style>
    <style:style style:name="P8" style:family="paragraph">
      <loext:graphic-properties draw:fill="solid" draw:fill-color="#00ffff" draw:opacity="15%"/>
      <style:paragraph-properties fo:text-align="center"/>
    </style:style>
    <style:style style:name="P9" style:family="paragraph">
      <loext:graphic-properties draw:fill="solid" draw:fill-color="#ffff00" draw:opacity="13%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53cm" svg:height="1.27cm" svg:x="6.996cm" svg:y="6.46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4.953cm" svg:height="1.27cm" svg:x="6.996cm" svg:y="8.118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953cm" svg:height="1.27cm" svg:x="6.996cm" svg:y="9.769cm">
          <text:p text:style-name="P1">D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89cm" svg:height="0.538cm" svg:x="9.795cm" svg:y="6.84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3" draw:layer="layout" svg:width="2.383cm" svg:height="1.182cm" svg:x="8.901cm" svg:y="8.206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3" draw:layer="layout" svg:width="1.728cm" svg:height="1.037cm" svg:x="9.556cm" svg:y="9.896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3" xml:id="id7" draw:id="id7" draw:layer="layout" svg:width="1.524cm" svg:height="1.524cm" svg:x="2.805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xml:id="id1" draw:id="id1" draw:layer="layout" svg:x1="4.329cm" svg:y1="8.753cm" svg:x2="7.123cm" svg:y2="8.753cm">
          <text:p/>
        </draw:line>
        <draw:connector draw:style-name="gr4" draw:text-style-name="P4" draw:layer="layout" svg:x1="5.726cm" svg:y1="8.753cm" svg:x2="6.996cm" svg:y2="7.102cm" draw:start-shape="id1" draw:start-glue-point="0" draw:end-shape="id2" draw:end-glue-point="3" svg:d="M5726 8753v-1651h1270" svg:viewBox="0 0 1271 1652">
          <text:p/>
        </draw:connector>
        <draw:connector draw:style-name="gr4" draw:text-style-name="P4" draw:layer="layout" svg:x1="5.726cm" svg:y1="8.753cm" svg:x2="6.996cm" svg:y2="10.404cm" draw:start-shape="id1" draw:start-glue-point="0" draw:end-shape="id3" svg:d="M5726 8753v1651h1270" svg:viewBox="0 0 1271 1652">
          <text:p/>
        </draw:connector>
        <draw:frame draw:style-name="gr2" draw:text-style-name="P3" draw:layer="layout" svg:width="0.903cm" svg:height="0.508cm" svg:x="4.315cm" svg:y="8.11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3" draw:text-style-name="P3" xml:id="id5" draw:id="id5" draw:layer="layout" svg:width="1.524cm" svg:height="1.524cm" svg:x="14.108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1.949cm" svg:y1="8.753cm" svg:x2="14.108cm" svg:y2="8.753cm" draw:start-shape="id4" draw:start-glue-point="1" draw:end-shape="id5" draw:end-glue-point="3" svg:d="M11949 8753h2159" svg:viewBox="0 0 2160 1">
          <text:p/>
        </draw:connector>
        <draw:connector draw:style-name="gr4" draw:text-style-name="P4" draw:layer="layout" svg:x1="11.949cm" svg:y1="7.102cm" svg:x2="14.87cm" svg:y2="7.991cm" draw:start-shape="id2" draw:start-glue-point="1" draw:end-shape="id5" draw:end-glue-point="4" svg:d="M11949 7102h2921v889" svg:viewBox="0 0 2922 890">
          <text:p/>
        </draw:connector>
        <draw:connector draw:style-name="gr4" draw:text-style-name="P4" draw:layer="layout" svg:x1="11.949cm" svg:y1="10.404cm" svg:x2="14.87cm" svg:y2="9.515cm" draw:start-shape="id3" draw:start-glue-point="1" draw:end-shape="id5" draw:end-glue-point="8" svg:d="M11949 10404h2921v-889" svg:viewBox="0 0 2922 890">
          <text:p/>
        </draw:connector>
        <draw:frame draw:style-name="gr5" draw:text-style-name="P5" draw:layer="layout" svg:width="0.875cm" svg:height="0.954cm" svg:x="13.981cm" svg:y="7.329cm">
          <draw:text-box>
            <text:p>+</text:p>
          </draw:text-box>
        </draw:frame>
        <draw:frame draw:style-name="gr5" draw:text-style-name="P5" draw:layer="layout" svg:width="0.875cm" svg:height="0.954cm" svg:x="13.981cm" svg:y="9.261cm">
          <draw:text-box>
            <text:p>+</text:p>
          </draw:text-box>
        </draw:frame>
        <draw:frame draw:style-name="gr5" draw:text-style-name="P5" draw:layer="layout" svg:width="0.875cm" svg:height="0.954cm" svg:x="13.473cm" svg:y="7.864cm">
          <draw:text-box>
            <text:p>+</text:p>
          </draw:text-box>
        </draw:frame>
        <draw:line draw:style-name="gr4" draw:text-style-name="P4" draw:layer="layout" svg:x1="1.154cm" svg:y1="8.753cm" svg:x2="2.805cm" svg:y2="8.753cm">
          <text:p/>
        </draw:line>
        <draw:frame draw:style-name="gr2" draw:text-style-name="P3" draw:layer="layout" svg:width="0.886cm" svg:height="0.508cm" svg:x="1.284cm" svg:y="8.118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5" draw:layer="layout" svg:width="0.875cm" svg:height="0.954cm" svg:x="2.057cm" svg:y="8.688cm">
          <draw:text-box>
            <text:p>+</text:p>
          </draw:text-box>
        </draw:frame>
        <draw:custom-shape draw:style-name="gr6" draw:text-style-name="P7" xml:id="id6" draw:id="id6" draw:layer="layout" svg:width="2.406cm" svg:height="1.27cm" svg:x="16.601cm" svg:y="8.118cm">
          <text:p text:style-name="P6"><text:span text:style-name="T2">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632cm" svg:y1="8.753cm" svg:x2="16.601cm" svg:y2="8.753cm" draw:start-shape="id5" draw:start-glue-point="10" draw:end-shape="id6" draw:end-glue-point="3" svg:d="M15632 8753h969" svg:viewBox="0 0 970 1">
          <text:p/>
        </draw:connector>
        <draw:connector draw:style-name="gr4" draw:text-style-name="P4" draw:layer="layout" svg:x1="19.007cm" svg:y1="8.753cm" svg:x2="19.959cm" svg:y2="8.764cm" draw:start-shape="id6" draw:start-glue-point="1" svg:d="M19007 8753h727v11h225" svg:viewBox="0 0 953 12">
          <text:p/>
        </draw:connector>
        <draw:frame draw:style-name="gr2" draw:text-style-name="P3" draw:layer="layout" svg:width="0.912cm" svg:height="0.508cm" svg:x="15.609cm" svg:y="7.86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onnector draw:style-name="gr4" draw:text-style-name="P4" draw:layer="layout" draw:line-skew="3.308cm" svg:x1="19.335cm" svg:y1="8.779cm" svg:x2="3.567cm" svg:y2="9.515cm" draw:end-shape="id7" draw:end-glue-point="8" svg:d="M19335 8779v4546h-15768v-3810" svg:viewBox="0 0 15769 4547">
          <text:p/>
        </draw:connector>
        <draw:frame draw:style-name="gr5" draw:text-style-name="P5" draw:layer="layout" svg:width="0.714cm" svg:height="0.954cm" svg:x="2.692cm" svg:y="9.261cm">
          <draw:text-box>
            <text:p>-</text:p>
          </draw:text-box>
        </draw:frame>
        <draw:frame draw:style-name="gr2" draw:text-style-name="P3" draw:layer="layout" svg:width="0.958cm" svg:height="0.508cm" svg:x="18.934cm" svg:y="7.86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custom-shape draw:style-name="gr7" draw:text-style-name="P8" draw:layer="layout" svg:width="6.985cm" svg:height="7.493cm" svg:x="5.218cm" svg:y="4.435cm">
          <text:p text:style-name="P3">UpdateError(e)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4.064cm" svg:height="7.493cm" svg:x="12.33cm" svg:y="4.435cm">
          <text:p text:style-name="P3">TotalError()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3.017cm" svg:height="1.892cm" svg:x="1.312cm" svg:y="4.067cm">
          <draw:text-box>
            <text:p><text:span text:style-name="T3">Cross track</text:span></text:p>
            <text:p><text:span text:style-name="T3">Error from </text:span></text:p>
            <text:p><text:span text:style-name="T3">simulator</text:span></text:p>
          </draw:text-box>
        </draw:frame>
        <draw:line draw:style-name="gr4" draw:text-style-name="P4" draw:layer="layout" svg:x1="3.694cm" svg:y1="6.086cm" svg:x2="4.456cm" svg:y2="7.737cm">
          <text:p/>
        </draw:line>
        <draw:frame draw:style-name="gr9" draw:text-style-name="P10" draw:layer="layout" svg:width="3.556cm" svg:height="2.439cm" svg:x="16.521cm" svg:y="4.435cm">
          <draw:text-box>
            <text:p text:style-name="P11"><text:span text:style-name="T3">Steering angle calculated by PID controller</text:span></text:p>
          </draw:text-box>
        </draw:frame>
        <draw:line draw:style-name="gr4" draw:text-style-name="P4" draw:layer="layout" svg:x1="17.664cm" svg:y1="6.848cm" svg:x2="16.521cm" svg:y2="7.991cm">
          <text:p/>
        </draw:line>
        <draw:frame draw:style-name="gr10" draw:text-style-name="P13" draw:layer="layout" svg:width="4.953cm" svg:height="1.397cm" svg:x="7.985cm" svg:y="1.635cm">
          <draw:text-box>
            <text:p text:style-name="P12">Steering control</text:p>
          </draw:text-box>
        </draw:frame>
      </draw:page>
      <draw:page draw:name="page2" draw:style-name="dp1" draw:master-page-name="Default">
        <draw:custom-shape draw:style-name="gr1" draw:text-style-name="P2" xml:id="id9" draw:id="id9" draw:layer="layout" svg:width="4.953cm" svg:height="1.27cm" svg:x="6.996cm" svg:y="6.467cm">
          <text:p text:style-name="P1">P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4.953cm" svg:height="1.27cm" svg:x="6.996cm" svg:y="8.118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4.953cm" svg:height="1.27cm" svg:x="6.996cm" svg:y="9.769cm">
          <text:p text:style-name="P1">D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489cm" svg:height="0.538cm" svg:x="9.795cm" svg:y="6.84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3" draw:layer="layout" svg:width="2.383cm" svg:height="1.182cm" svg:x="8.901cm" svg:y="8.20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3" draw:layer="layout" svg:width="1.728cm" svg:height="1.037cm" svg:x="9.556cm" svg:y="9.896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" draw:text-style-name="P3" xml:id="id14" draw:id="id14" draw:layer="layout" svg:width="1.524cm" svg:height="1.524cm" svg:x="2.805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xml:id="id8" draw:id="id8" draw:layer="layout" svg:x1="4.329cm" svg:y1="8.753cm" svg:x2="7.123cm" svg:y2="8.753cm">
          <text:p/>
        </draw:line>
        <draw:connector draw:style-name="gr4" draw:text-style-name="P4" draw:layer="layout" svg:x1="5.726cm" svg:y1="8.753cm" svg:x2="6.996cm" svg:y2="7.102cm" draw:start-shape="id8" draw:start-glue-point="0" draw:end-shape="id9" draw:end-glue-point="3" svg:d="M5726 8753v-1651h1270" svg:viewBox="0 0 1271 1652">
          <text:p/>
        </draw:connector>
        <draw:connector draw:style-name="gr4" draw:text-style-name="P4" draw:layer="layout" svg:x1="5.726cm" svg:y1="8.753cm" svg:x2="6.996cm" svg:y2="10.404cm" draw:start-shape="id8" draw:start-glue-point="0" draw:end-shape="id10" svg:d="M5726 8753v1651h1270" svg:viewBox="0 0 1271 1652">
          <text:p/>
        </draw:connector>
        <draw:frame draw:style-name="gr2" draw:text-style-name="P3" draw:layer="layout" svg:width="0.903cm" svg:height="0.508cm" svg:x="4.315cm" svg:y="8.11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custom-shape draw:style-name="gr3" draw:text-style-name="P3" xml:id="id12" draw:id="id12" draw:layer="layout" svg:width="1.524cm" svg:height="1.524cm" svg:x="14.108cm" svg:y="7.991cm">
          <text:p text:style-name="P3"><text:span text:style-name="T1">∑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svg:x1="11.949cm" svg:y1="8.753cm" svg:x2="14.108cm" svg:y2="8.753cm" draw:start-shape="id11" draw:start-glue-point="1" draw:end-shape="id12" draw:end-glue-point="3" svg:d="M11949 8753h2159" svg:viewBox="0 0 2160 1">
          <text:p/>
        </draw:connector>
        <draw:connector draw:style-name="gr4" draw:text-style-name="P4" draw:layer="layout" svg:x1="11.949cm" svg:y1="7.102cm" svg:x2="14.87cm" svg:y2="7.991cm" draw:start-shape="id9" draw:start-glue-point="1" draw:end-shape="id12" draw:end-glue-point="4" svg:d="M11949 7102h2921v889" svg:viewBox="0 0 2922 890">
          <text:p/>
        </draw:connector>
        <draw:connector draw:style-name="gr4" draw:text-style-name="P4" draw:layer="layout" svg:x1="11.949cm" svg:y1="10.404cm" svg:x2="14.87cm" svg:y2="9.515cm" draw:start-shape="id10" draw:start-glue-point="1" draw:end-shape="id12" draw:end-glue-point="8" svg:d="M11949 10404h2921v-889" svg:viewBox="0 0 2922 890">
          <text:p/>
        </draw:connector>
        <draw:frame draw:style-name="gr5" draw:text-style-name="P5" draw:layer="layout" svg:width="0.875cm" svg:height="0.954cm" svg:x="13.981cm" svg:y="7.329cm">
          <draw:text-box>
            <text:p>+</text:p>
          </draw:text-box>
        </draw:frame>
        <draw:frame draw:style-name="gr5" draw:text-style-name="P5" draw:layer="layout" svg:width="0.875cm" svg:height="0.954cm" svg:x="13.981cm" svg:y="9.261cm">
          <draw:text-box>
            <text:p>+</text:p>
          </draw:text-box>
        </draw:frame>
        <draw:frame draw:style-name="gr5" draw:text-style-name="P5" draw:layer="layout" svg:width="0.875cm" svg:height="0.954cm" svg:x="13.473cm" svg:y="7.864cm">
          <draw:text-box>
            <text:p>+</text:p>
          </draw:text-box>
        </draw:frame>
        <draw:line draw:style-name="gr4" draw:text-style-name="P4" draw:layer="layout" svg:x1="1.154cm" svg:y1="8.753cm" svg:x2="2.805cm" svg:y2="8.753cm">
          <text:p/>
        </draw:line>
        <draw:frame draw:style-name="gr2" draw:text-style-name="P3" draw:layer="layout" svg:width="0.886cm" svg:height="0.508cm" svg:x="1.284cm" svg:y="8.118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5" draw:layer="layout" svg:width="0.875cm" svg:height="0.954cm" svg:x="2.057cm" svg:y="8.688cm">
          <draw:text-box>
            <text:p>+</text:p>
          </draw:text-box>
        </draw:frame>
        <draw:custom-shape draw:style-name="gr6" draw:text-style-name="P7" xml:id="id13" draw:id="id13" draw:layer="layout" svg:width="2.406cm" svg:height="1.27cm" svg:x="16.601cm" svg:y="8.118cm">
          <text:p text:style-name="P6"><text:span text:style-name="T2">Proces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5.632cm" svg:y1="8.753cm" svg:x2="16.601cm" svg:y2="8.753cm" draw:start-shape="id12" draw:start-glue-point="10" draw:end-shape="id13" draw:end-glue-point="3" svg:d="M15632 8753h969" svg:viewBox="0 0 970 1">
          <text:p/>
        </draw:connector>
        <draw:connector draw:style-name="gr4" draw:text-style-name="P4" draw:layer="layout" svg:x1="19.007cm" svg:y1="8.753cm" svg:x2="19.959cm" svg:y2="8.764cm" draw:start-shape="id13" draw:start-glue-point="1" svg:d="M19007 8753h727v11h225" svg:viewBox="0 0 953 12">
          <text:p/>
        </draw:connector>
        <draw:frame draw:style-name="gr2" draw:text-style-name="P3" draw:layer="layout" svg:width="0.912cm" svg:height="0.508cm" svg:x="15.609cm" svg:y="7.864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connector draw:style-name="gr4" draw:text-style-name="P4" draw:layer="layout" draw:line-skew="3.308cm" svg:x1="19.335cm" svg:y1="8.779cm" svg:x2="3.567cm" svg:y2="9.515cm" draw:end-shape="id14" draw:end-glue-point="8" svg:d="M19335 8779v4546h-15768v-3810" svg:viewBox="0 0 15769 4547">
          <text:p/>
        </draw:connector>
        <draw:frame draw:style-name="gr5" draw:text-style-name="P5" draw:layer="layout" svg:width="0.714cm" svg:height="0.954cm" svg:x="2.692cm" svg:y="9.261cm">
          <draw:text-box>
            <text:p>-</text:p>
          </draw:text-box>
        </draw:frame>
        <draw:frame draw:style-name="gr2" draw:text-style-name="P3" draw:layer="layout" svg:width="0.958cm" svg:height="0.508cm" svg:x="18.934cm" svg:y="7.8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custom-shape draw:style-name="gr11" draw:text-style-name="P8" draw:layer="layout" svg:width="13.716cm" svg:height="7.493cm" svg:x="2.27cm" svg:y="4.435cm">
          <text:p text:style-name="P3">Update(speed_meas)</text:p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3.978cm" svg:height="0.798cm" svg:x="0.451cm" svg:y="3.123cm">
          <draw:text-box>
            <text:p><text:span text:style-name="T3">Speed set-point</text:span></text:p>
          </draw:text-box>
        </draw:frame>
        <draw:line draw:style-name="gr4" draw:text-style-name="P4" draw:layer="layout" svg:x1="1.635cm" svg:y1="3.921cm" svg:x2="1.635cm" svg:y2="7.858cm">
          <text:p/>
        </draw:line>
        <draw:frame draw:style-name="gr9" draw:text-style-name="P10" draw:layer="layout" svg:width="3.556cm" svg:height="1.345cm" svg:x="16.24cm" svg:y="5.191cm">
          <draw:text-box>
            <text:p text:style-name="P11"><text:span text:style-name="T3">Throttle by PID controller</text:span></text:p>
          </draw:text-box>
        </draw:frame>
        <draw:line draw:style-name="gr4" draw:text-style-name="P4" draw:layer="layout" svg:x1="17.637cm" svg:y1="6.588cm" svg:x2="16.521cm" svg:y2="7.991cm">
          <text:p/>
        </draw:line>
        <draw:frame draw:style-name="gr10" draw:text-style-name="P13" draw:layer="layout" svg:width="4.953cm" svg:height="1.397cm" svg:x="7.985cm" svg:y="1.635cm">
          <draw:text-box>
            <text:p text:style-name="P12">Speed control</text:p>
          </draw:text-box>
        </draw:frame>
        <draw:frame draw:style-name="gr9" draw:text-style-name="P10" draw:layer="layout" svg:width="3.556cm" svg:height="1.345cm" svg:x="16.24cm" svg:y="10.525cm">
          <draw:text-box>
            <text:p text:style-name="P11"><text:span text:style-name="T3">Car speed in simulator</text:span></text:p>
          </draw:text-box>
        </draw:frame>
        <draw:line draw:style-name="gr4" draw:text-style-name="P4" draw:layer="layout" svg:x1="17.637cm" svg:y1="10.525cm" svg:x2="19.161cm" svg:y2="9.5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8T10:02:28.086114397</meta:creation-date>
    <dc:date>2017-08-09T09:59:21.999802107</dc:date>
    <meta:editing-duration>PT18H59M14S</meta:editing-duration>
    <meta:editing-cycles>2</meta:editing-cycles>
    <meta:generator>LibreOffice/5.3.1.2$Linux_X86_64 LibreOffice_project/30m0$Build-2</meta:generator>
    <meta:document-statistic meta:object-count="71"/>
  </office:meta>
</office:document-meta>
</file>

<file path=Object 1/content.xml><?xml version="1.0" encoding="utf-8"?>
<math xmlns="http://www.w3.org/1998/Math/MathML" display="block">
  <semantics>
    <mrow>
      <msub>
        <mi>K</mi>
        <mi>p</mi>
      </msub>
      <mi>e</mi>
      <mrow>
        <mo fence="true" stretchy="false">(</mo>
        <mrow>
          <mi>t</mi>
        </mrow>
        <mo fence="true" stretchy="false">)</mo>
      </mrow>
      <mrow/>
    </mrow>
    <annotation encoding="StarMath 5.0"> K_p e(t) {}</annotation>
  </semantics>
</math>
</file>

<file path=Object 10/content.xml><?xml version="1.0" encoding="utf-8"?>
<math xmlns="http://www.w3.org/1998/Math/MathML" display="block">
  <semantics>
    <mrow>
      <msub>
        <mi>K</mi>
        <mi>d</mi>
      </msub>
      <mfrac>
        <mrow>
          <mi mathvariant="italic">de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 K_d {de(t)} over {dt} </annotation>
  </semantics>
</math>
</file>

<file path=Object 11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t)
</annotation>
  </semantics>
</math>
</file>

<file path=Object 12/content.xml><?xml version="1.0" encoding="utf-8"?>
<math xmlns="http://www.w3.org/1998/Math/MathML" display="block">
  <semantics>
    <mrow>
      <mi>r</mi>
      <mrow>
        <mo fence="true" stretchy="false">(</mo>
        <mrow>
          <mi>t</mi>
        </mrow>
        <mo fence="true" stretchy="false">)</mo>
      </mrow>
    </mrow>
    <annotation encoding="StarMath 5.0">r(t)
</annotation>
  </semantics>
</math>
</file>

<file path=Object 13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
</annotation>
  </semantics>
</math>
</file>

<file path=Object 14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
</annotation>
  </semantics>
</math>
</file>

<file path=Object 2/content.xml><?xml version="1.0" encoding="utf-8"?>
<math xmlns="http://www.w3.org/1998/Math/MathML" display="block">
  <semantics>
    <mrow>
      <msub>
        <mi>K</mi>
        <mi>i</mi>
      </msub>
      <mrow>
        <munderover>
          <mo stretchy="false">∫</mo>
          <mi>o</mi>
          <mi>t</mi>
        </munderover>
        <mi>e</mi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  K_i int from{o} to{t} e(%tau ) d%tau </annotation>
  </semantics>
</math>
</file>

<file path=Object 3/content.xml><?xml version="1.0" encoding="utf-8"?>
<math xmlns="http://www.w3.org/1998/Math/MathML" display="block">
  <semantics>
    <mrow>
      <msub>
        <mi>K</mi>
        <mi>d</mi>
      </msub>
      <mfrac>
        <mrow>
          <mi mathvariant="italic">de</mi>
          <mrow>
            <mo fence="true" stretchy="false">(</mo>
            <mrow>
              <mi>t</mi>
            </mrow>
            <mo fence="true" stretchy="false">)</mo>
          </mrow>
        </mrow>
        <mi mathvariant="italic">dt</mi>
      </mfrac>
    </mrow>
    <annotation encoding="StarMath 5.0"> K_d {de(t)} over {dt} </annotation>
  </semantics>
</math>
</file>

<file path=Object 4/content.xml><?xml version="1.0" encoding="utf-8"?>
<math xmlns="http://www.w3.org/1998/Math/MathML" display="block">
  <semantics>
    <mrow>
      <mi>e</mi>
      <mrow>
        <mo fence="true" stretchy="false">(</mo>
        <mrow>
          <mi>t</mi>
        </mrow>
        <mo fence="true" stretchy="false">)</mo>
      </mrow>
    </mrow>
    <annotation encoding="StarMath 5.0">e(t)
</annotation>
  </semantics>
</math>
</file>

<file path=Object 5/content.xml><?xml version="1.0" encoding="utf-8"?>
<math xmlns="http://www.w3.org/1998/Math/MathML" display="block">
  <semantics>
    <mrow>
      <mi>r</mi>
      <mrow>
        <mo fence="true" stretchy="false">(</mo>
        <mrow>
          <mi>t</mi>
        </mrow>
        <mo fence="true" stretchy="false">)</mo>
      </mrow>
    </mrow>
    <annotation encoding="StarMath 5.0">r(t)
</annotation>
  </semantics>
</math>
</file>

<file path=Object 6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</mrow>
    <annotation encoding="StarMath 5.0">u(t)
</annotation>
  </semantics>
</math>
</file>

<file path=Object 7/content.xml><?xml version="1.0" encoding="utf-8"?>
<math xmlns="http://www.w3.org/1998/Math/MathML" display="block">
  <semantics>
    <mrow>
      <mi>y</mi>
      <mrow>
        <mo fence="true" stretchy="false">(</mo>
        <mrow>
          <mi>t</mi>
        </mrow>
        <mo fence="true" stretchy="false">)</mo>
      </mrow>
    </mrow>
    <annotation encoding="StarMath 5.0">y(t)
</annotation>
  </semantics>
</math>
</file>

<file path=Object 8/content.xml><?xml version="1.0" encoding="utf-8"?>
<math xmlns="http://www.w3.org/1998/Math/MathML" display="block">
  <semantics>
    <mrow>
      <msub>
        <mi>K</mi>
        <mi>p</mi>
      </msub>
      <mi>e</mi>
      <mrow>
        <mo fence="true" stretchy="false">(</mo>
        <mrow>
          <mi>t</mi>
        </mrow>
        <mo fence="true" stretchy="false">)</mo>
      </mrow>
      <mrow/>
    </mrow>
    <annotation encoding="StarMath 5.0"> K_p e(t) {}</annotation>
  </semantics>
</math>
</file>

<file path=Object 9/content.xml><?xml version="1.0" encoding="utf-8"?>
<math xmlns="http://www.w3.org/1998/Math/MathML" display="block">
  <semantics>
    <mrow>
      <msub>
        <mi>K</mi>
        <mi>i</mi>
      </msub>
      <mrow>
        <munderover>
          <mo stretchy="false">∫</mo>
          <mi>o</mi>
          <mi>t</mi>
        </munderover>
        <mi>e</mi>
      </mrow>
      <mrow>
        <mo fence="true" stretchy="false">(</mo>
        <mrow>
          <mi mathvariant="normal">τ</mi>
        </mrow>
        <mo fence="true" stretchy="false">)</mo>
      </mrow>
      <mi>d</mi>
      <mi mathvariant="normal">τ</mi>
    </mrow>
    <annotation encoding="StarMath 5.0">  K_i int from{o} to{t} e(%tau ) d%tau </annotation>
  </semantics>
</math>
</file>